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2000002CA438FA3D3A9D543E3.png" manifest:media-type="image/png"/>
  <manifest:file-entry manifest:full-path="Pictures/100000000000032D000001F80FDD22E071BE8561.png" manifest:media-type="image/png"/>
  <manifest:file-entry manifest:full-path="Pictures/100000010000024C000001E392489809E951A451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FreeSerif1" svg:font-family="FreeSerif" style:font-family-generic="roman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宋体" svg:font-family="宋体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478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3.41cm" fo:min-width="24.585cm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fo:min-height="1.89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39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15" style:family="graphic" style:parent-style-name="standard">
      <style:graphic-properties draw:stroke="none" draw:fill="none" fo:min-height="6.862cm"/>
      <style:paragraph-properties style:writing-mode="lr-tb"/>
    </style:style>
    <style:style style:name="gr16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7.01cm" fo:min-width="9.3cm" fo:padding-top="0.231cm" fo:padding-bottom="0.231cm" fo:padding-left="0.356cm" fo:padding-right="0.356cm"/>
    </style:style>
    <style:style style:name="gr17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18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19" style:family="graphic" style:parent-style-name="Default_5f_1">
      <style:graphic-properties draw:stroke="none" draw:fill="none" fo:min-height="6.862cm"/>
      <style:paragraph-properties style:writing-mode="lr-tb"/>
    </style:style>
    <style:style style:name="gr20" style:family="graphic" style:parent-style-name="Default_5f_1">
      <style:graphic-properties draw:stroke="none" svg:stroke-width="0.044cm" draw:stroke-linejoin="miter" draw:fill="solid" draw:fill-color="#ffffff"/>
    </style:style>
    <style:style style:name="gr21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11.928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506cm"/>
      <style:paragraph-properties style:writing-mode="lr-tb"/>
    </style:style>
    <style:style style:name="pr8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Default-notes">
      <style:graphic-properties draw:fill-color="#ffffff" fo:min-height="13.362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Subtitle-title">
      <style:graphic-properties draw:auto-grow-height="true" fo:min-height="2.629cm"/>
      <style:paragraph-properties style:writing-mode="lr-tb"/>
    </style:style>
    <style:style style:name="pr12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title">
      <style:graphic-properties draw:auto-grow-height="true" fo:min-height="4.08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499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margin-top="0.211cm" fo:margin-bottom="0.423cm" fo:text-indent="0cm" style:punctuation-wrap="hanging" style:line-break="strict"/>
    </style:style>
    <style:style style:name="P17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text-properties style:font-name="LM Sans 9"/>
    </style:style>
    <style:style style:name="P19" style:family="paragraph">
      <loext:graphic-properties draw:fill="none"/>
      <style:paragraph-properties style:writing-mode="lr-tb"/>
      <style:text-properties style:font-name="LM Sans 9" fo:font-size="18pt"/>
    </style:style>
    <style:style style:name="P20" style:family="paragraph">
      <loext:graphic-properties draw:fill-color="#ffffff"/>
      <style:paragraph-properties style:writing-mode="lr-tb"/>
      <style:text-properties fo:font-size="13.8000001907349pt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style:paragraph-properties style:writing-mode="lr-tb"/>
      <style:text-properties style:font-name="LM Sans 9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2a6099" loext:opacity="100%"/>
    </style:style>
    <style:style style:name="T10" style:family="text">
      <style:text-properties fo:font-size="18pt"/>
    </style:style>
    <style:style style:name="T11" style:family="text">
      <style:text-properties fo:language="en" fo:country="US" style:font-name-asian="宋体" style:language-asian="zh" style:country-asian="CN" style:font-name-complex="宋体"/>
    </style:style>
    <style:style style:name="T12" style:family="text">
      <style:text-properties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13" style:family="text">
      <style:text-properties fo:font-size="24pt" fo:language="en" fo:country="US" fo:font-style="italic" style:font-name-asian="宋体" style:font-size-asian="24pt" style:language-asian="zh" style:country-asian="CN" style:font-style-asian="italic" style:font-name-complex="宋体" style:font-size-complex="24pt" style:font-style-complex="italic"/>
    </style:style>
    <style:style style:name="T14" style:family="text">
      <style:text-properties style:font-name="LM Sans 9" fo:font-size="24pt" fo:language="en" fo:country="US" fo:font-weight="bold" style:font-name-asian="宋体" style:font-size-asian="24pt" style:language-asian="zh" style:country-asian="CN" style:font-weight-asian="bold" style:font-name-complex="宋体" style:font-size-complex="24pt" style:font-weight-complex="bold"/>
    </style:style>
    <style:style style:name="T15" style:family="text">
      <style:text-properties style:font-name="LM Sans 9"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16" style:family="text">
      <style:text-properties style:font-name="LM Sans 9" fo:font-size="24pt" fo:language="en" fo:country="US" fo:font-style="italic" style:font-name-asian="宋体" style:font-size-asian="24pt" style:language-asian="zh" style:country-asian="CN" style:font-style-asian="italic" style:font-name-complex="宋体" style:font-size-complex="24pt" style:font-style-complex="italic"/>
    </style:style>
    <style:style style:name="T17" style:family="text">
      <style:text-properties style:font-name="LM Sans 9" fo:font-size="24pt" fo:language="en" fo:country="US" fo:font-style="normal" style:font-name-asian="宋体" style:font-size-asian="24pt" style:language-asian="zh" style:country-asian="CN" style:font-style-asian="normal" style:font-name-complex="宋体" style:font-size-complex="24pt" style:font-style-complex="normal"/>
    </style:style>
    <style:style style:name="T18" style:family="text">
      <style:text-properties style:font-name="LM Sans 9"/>
    </style:style>
    <style:style style:name="T19" style:family="text">
      <style:text-properties style:font-name="LM Sans 9" fo:font-style="italic" style:font-name-asian="FreeSerif1" style:font-style-asian="italic" style:font-name-complex="FreeSerif1" style:font-style-complex="italic"/>
    </style:style>
    <style:style style:name="T20" style:family="text">
      <style:text-properties style:font-name="LM Sans 9" fo:font-style="italic" style:font-style-asian="italic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9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PageRank (Additional Materials)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7">D. Easley and J. Kleinberg (2010): Networks, Crowds, </text:span><text:span text:style-name="T7">and Markets – </text:span><text:span text:style-name="T7"><text:a xlink:href="https://www.cs.cornell.edu/home/kleinber/networks-book/networks-book-ch14.pdf" xlink:type="simple">Chapter 14</text:a></text:span></text:p>
              </text:list-item>
              <text:list-item>
                <text:p text:style-name="P9"><text:span text:style-name="T8"><text:a xlink:href="https://web.eecs.umich.edu/~michjc/eecs584/notes/lecture19-pagerank.ppt" xlink:type="simple">Fei Li's lecture on PageRank</text:a></text:span><text:span text:style-name="T8"><text:s/>(2011)</text:span></text:p>
              </text:list-item>
              <text:list-item>
                <text:p text:style-name="P8"><text:span text:style-name="T8"><text:a xlink:href="http://cs-people.bu.edu/evimaria/cs565-13/link-analysis.pdf" xlink:type="simple">Evimaria Terzi's lecture on link analysis</text:a></text:span><text:span text:style-name="T8"><text:s/>(2013)</text:span></text:p>
              </text:list-item>
              <text:list-item>
                <text:p text:style-name="P8"><text:span text:style-name="T8">URLs in the footer of specific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Variant: <text:span text:style-name="T9">personalized</text:span> PageRank</text:p>
          </draw:text-box>
        </draw:frame>
        <draw:frame presentation:style-name="pr5" draw:text-style-name="P7" draw:layer="layout" svg:width="25.199cm" svg:height="3.106cm" svg:x="1.4cm" svg:y="4.514cm" presentation:class="outline" presentation:user-transformed="true">
          <draw:text-box>
            <text:list text:style-name="L2">
              <text:list-item>
                <text:p>Modify R(i) according to users' tastes<text:line-break/>(e.g. user interested in sports vs politics)</text:p>
              </text:list-item>
            </text:list>
          </draw:text-box>
        </draw:frame>
        <draw:frame draw:style-name="gr5" draw:text-style-name="P11" draw:layer="layout" svg:width="17.682cm" svg:height="6.023cm" svg:x="4.75cm" svg:y="8.063cm">
          <draw:image xlink:href="Pictures/100000010000024C000001E392489809E951A451.png" xlink:type="simple" xlink:show="embed" xlink:actuate="onLoad" draw:mime-type="image/png">
            <text:p/>
          </draw:image>
        </draw:frame>
        <draw:frame draw:style-name="gr6" draw:text-style-name="P12" draw:layer="layout" svg:width="22.274cm" svg:height="0.963cm" svg:x="2.872cm" svg:y="14.732cm">
          <draw:text-box>
            <text:p><text:span text:style-name="T10"><text:a xlink:href="http://nlp.stanford.edu/IR-book/html/htmledition/topic-specific-pagerank-1.html" xlink:type="simple">http://nlp.stanford.edu/IR-book/html/htmledition/topic-specific-pagerank-1.html</text:a></text:span><text:span text:style-name="T1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9cm" svg:height="3.506cm" svg:x="1.4cm" svg:y="-0.463cm" presentation:class="title" presentation:user-transformed="true">
          <draw:text-box>
            <text:p>PageRank and internal linking</text:p>
          </draw:text-box>
        </draw:frame>
        <draw:frame presentation:style-name="pr5" draw:text-style-name="P7" draw:layer="layout" svg:width="25.199cm" svg:height="10.032cm" svg:x="1.4cm" svg:y="3.314cm" presentation:class="outline" presentation:user-transformed="true">
          <draw:text-box>
            <text:list text:style-name="L2">
              <text:list-item>
                <text:p>A website has a maximum amount of Page Rank that is distributed between its pages by internal links [depends on internal links]</text:p>
              </text:list-item>
              <text:list-item>
                <text:p>The maximum amount of Page Rank in a site increases as the number of pages in the site increases.</text:p>
              </text:list-item>
              <text:list-item>
                <text:p>By linking poorly, it is possible to fail to reach the site's maximum Page Rank, but it is not possible to exceed it.</text:p>
              </text:list-item>
            </text:list>
          </draw:text-box>
        </draw:frame>
        <draw:frame draw:style-name="gr6" draw:text-style-name="P13" draw:layer="layout" svg:width="25.906cm" svg:height="0.963cm" svg:x="1.018cm" svg:y="14.785cm">
          <draw:text-box>
            <text:p><text:a xlink:href="http://www.cs.sjsu.edu/faculty/pollett/masters/Semesters/Fall11/tanmayee/Deliverable3.pdf" xlink:type="simple">http://www.cs.sjsu.edu/faculty/pollett/masters/Semesters/Fall11/tanmayee/Deliverable3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Rank Implementation 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4"><text:span text:style-name="T11">PageRank Implementation </text:span></text:p>
              </text:list-header>
            </text:list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16"><text:span text:style-name="T12">Suppose there are n pages and m links</text:span></text:p>
              </text:list-item>
              <text:list-item>
                <text:p text:style-name="P16"><text:span text:style-name="T12">Trivial implementation of PageRank requires O(M+N) memory</text:span></text:p>
                <text:p text:style-name="P16"><text:span text:style-name="T13"/></text:p>
              </text:list-item>
            </text:list>
          </draw:text-box>
        </draw:frame>
        <draw:custom-shape draw:style-name="gr7" draw:text-style-name="P17" draw:layer="layout" svg:width="25.191cm" svg:height="3.766cm" svg:x="1.399cm" svg:y="10.458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2.621cm" svg:height="2.741cm" svg:x="2.032cm" svg:y="10.814cm">
          <draw:text-box>
            <text:p text:style-name="P18"><text:span text:style-name="T14">Streaming</text:span><text:span text:style-name="T15"> implementation requires O(N) memory … </text:span><text:span text:style-name="T16">how?</text:span></text:p>
            <text:p text:style-name="P18"><text:span text:style-name="T17"><text:tab/></text:span><text:span text:style-name="T17">”</text:span><text:span text:style-name="T17">Streaming” means the graph is never held on memory</text:span></text:p>
          </draw:text-box>
        </draw:frame>
        <presentation:notes draw:style-name="dp2">
          <draw:page-thumbnail draw:style-name="gr4" draw:layer="layout" svg:width="14.234cm" svg:height="11.139cm" svg:x="3.383cm" svg:y="2.231cm" draw:page-number="5" presentation:class="page"/>
          <draw:frame presentation:style-name="pr9" draw:text-style-name="P20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ageRank streaming implementation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Maintain <text:s text:c="17"/>in memory</text:p>
              </text:list-item>
              <text:list-item>
                <text:p>Update by reading the graph from disk</text:p>
              </text:list-item>
            </text:list>
          </draw:text-box>
        </draw:frame>
        <draw:g>
          <svg:title>TexMaths</svg:title>
          <svg:desc>28§display§P^{t}(i), P^{t-1}(i)§svg§600§FALSE§</svg:desc>
          <draw:polygon draw:style-name="gr9" draw:text-style-name="P21" draw:layer="layout" svg:width="5.885cm" svg:height="1.098cm" svg:x="7.206cm" svg:y="4.59cm" svg:viewBox="0 0 5886 1099" draw:points="2943,1099 0,1099 0,0 5886,0 5886,1099">
            <text:p/>
          </draw:polygon>
          <draw:path draw:style-name="gr10" draw:text-style-name="P22" draw:layer="layout" svg:width="0.705cm" svg:height="0.674cm" svg:x="7.246cm" svg:y="4.77cm" svg:viewBox="0 0 706 675" svg:d="M260 363h168c139 0 278-103 278-213 0-76-65-150-195-150h-321c-18 0-29 0-29 18 0 13 9 13 29 13 12 0 29 0 43 3 16 0 20 4 20 15 0 3 0 7-2 18l-135 532c-8 38-11 44-89 44-16 0-27 0-27 21 0 11 11 11 16 11 27 0 96-2 125-2 20 0 43 0 63 0s42 2 63 2c8 0 20 0 20-20 0-12-9-12-27-12-36 0-65 0-65-17 0-5 2-9 4-16zM331 67c9-33 9-36 52-36h96c81 0 135 27 135 95 0 38-20 123-59 159-49 45-109 51-152 51h-139z">
            <text:p/>
          </draw:path>
          <draw:path draw:style-name="gr10" draw:text-style-name="P22" draw:layer="layout" svg:width="0.234cm" svg:height="0.438cm" svg:x="8.003cm" svg:y="4.604cm" svg:viewBox="0 0 235 439" svg:d="M141 159h72c13 0 22 0 22-16 0-8-9-8-20-8h-67l27-104c0-2 2-6 2-9 0-13-11-22-25-22-18 0-27 11-33 29-5 18 4-16-25 106h-72c-13 0-22 0-22 15 0 9 9 9 20 9h67l-42 164c-2 18-9 42-9 51 0 41 33 65 74 65 78 0 121-96 121-105s-9-9-12-9c-8 0-8 2-13 14-20 42-56 82-94 82-16 0-25-8-25-35 0-7 3-21 5-27z">
            <text:p/>
          </draw:path>
          <draw:path draw:style-name="gr10" draw:text-style-name="P22" draw:layer="layout" svg:width="0.23cm" svg:height="0.985cm" svg:x="8.418cm" svg:y="4.7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0" draw:text-style-name="P22" draw:layer="layout" svg:width="0.261cm" svg:height="0.663cm" svg:x="8.731cm" svg:y="4.79cm" svg:viewBox="0 0 262 664" svg:d="M253 36c0-20-13-36-36-36-27 0-53 25-53 52 0 20 13 35 38 35 22 0 51-22 51-51zM177 408c13-29 13-31 22-58 9-20 14-34 14-52 0-45-32-81-83-81-92 0-130 142-130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0" draw:text-style-name="P22" draw:layer="layout" svg:width="0.23cm" svg:height="0.985cm" svg:x="9.099cm" svg:y="4.7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10" draw:text-style-name="P22" draw:layer="layout" svg:width="0.115cm" svg:height="0.295cm" svg:x="9.511cm" svg:y="5.3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22" draw:layer="layout" svg:width="0.705cm" svg:height="0.674cm" svg:x="9.903cm" svg:y="4.77cm" svg:viewBox="0 0 706 675" svg:d="M260 363h168c139 0 278-103 278-213 0-76-65-150-195-150h-321c-18 0-29 0-29 18 0 13 9 13 29 13 12 0 29 0 43 3 16 0 20 4 20 15 0 3 0 7-2 18l-135 532c-8 38-11 44-89 44-16 0-27 0-27 21 0 11 11 11 16 11 27 0 96-2 125-2 20 0 43 0 63 0 22 0 42 2 63 2 8 0 20 0 20-20 0-12-9-12-27-12-36 0-65 0-65-17 0-5 2-9 4-16zM331 67c9-33 9-36 52-36h96c81 0 135 27 135 95 0 38-20 123-59 159-49 45-109 51-152 51h-139z">
            <text:p/>
          </draw:path>
          <draw:path draw:style-name="gr10" draw:text-style-name="P22" draw:layer="layout" svg:width="0.234cm" svg:height="0.438cm" svg:x="10.66cm" svg:y="4.604cm" svg:viewBox="0 0 235 439" svg:d="M141 159h72c13 0 22 0 22-16 0-8-9-8-20-8h-67l27-104c0-2 2-6 2-9 0-13-11-22-25-22-18 0-27 11-33 29-5 18 4-16-25 106h-72c-13 0-22 0-22 15 0 9 9 9 20 9h67l-40 164c-4 18-11 42-11 51 0 41 33 65 74 65 78 0 121-96 121-105s-9-9-12-9c-8 0-8 2-13 14-20 42-56 82-94 82-16 0-25-8-25-35 0-7 3-21 5-27z">
            <text:p/>
          </draw:path>
          <draw:path draw:style-name="gr10" draw:text-style-name="P22" draw:layer="layout" svg:width="0.467cm" svg:height="0.035cm" svg:x="11.002cm" svg:y="4.846cm" svg:viewBox="0 0 468 36" svg:d="M441 36c9 0 27 0 27-18s-16-18-27-18h-414c-11 0-27 0-27 18s16 18 27 18z">
            <text:p/>
          </draw:path>
          <draw:path draw:style-name="gr10" draw:text-style-name="P22" draw:layer="layout" svg:width="0.252cm" svg:height="0.459cm" svg:x="11.618cm" svg:y="4.577cm" svg:viewBox="0 0 253 460" svg:d="M157 20c0-20-2-20-20-20-45 43-108 45-137 45v25c16 0 63-1 101-21v355c0 22 0 31-70 31h-27v25c14 0 99-3 124-3 22 0 109 3 125 3v-25h-27c-69 0-69-9-69-31z">
            <text:p/>
          </draw:path>
          <draw:path draw:style-name="gr10" draw:text-style-name="P22" draw:layer="layout" svg:width="0.23cm" svg:height="0.985cm" svg:x="12.082cm" svg:y="4.7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0" draw:text-style-name="P22" draw:layer="layout" svg:width="0.261cm" svg:height="0.663cm" svg:x="12.395cm" svg:y="4.79cm" svg:viewBox="0 0 262 664" svg:d="M253 36c0-20-13-36-36-36-27 0-53 25-53 52 0 20 13 35 38 35 22 0 51-22 51-51zM177 408c13-29 13-31 22-58 9-20 14-34 14-52 0-45-32-81-81-81-94 0-132 142-132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0" draw:text-style-name="P22" draw:layer="layout" svg:width="0.23cm" svg:height="0.985cm" svg:x="12.763cm" svg:y="4.7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3.369cm" svg:height="2.629cm" svg:x="3.047cm" svg:y="5.588cm" presentation:class="title" presentation:user-transformed="true">
          <draw:text-box>
            <text:p>Liquid democracy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PageRank as a form of actual voting (liquid democracy)</text:p>
          </draw:text-box>
        </draw:frame>
        <draw:frame presentation:style-name="pr5" draw:text-style-name="P23" draw:layer="layout" svg:width="25.191cm" svg:height="9.133cm" svg:x="1.199cm" svg:y="4.884cm" presentation:class="outline" presentation:user-transformed="true">
          <draw:text-box>
            <text:list text:style-name="L2">
              <text:list-item>
                <text:p text:style-name="P18"><text:span text:style-name="T18">If </text:span><text:span text:style-name="T19">α</text:span><text:span text:style-name="T20"> = 1</text:span><text:span text:style-name="T18">, we can implement liquid democracy</text:span></text:p>
                <text:list>
                  <text:list-item>
                    <text:p text:style-name="P18"><text:span text:style-name="T18">In liquid democracy, people chose to either vote or to </text:span><text:span text:style-name="T18">delegate their vote to somebody else</text:span></text:p>
                  </text:list-item>
                </text:list>
              </text:list-item>
              <text:list-item>
                <text:p text:style-name="P18"><text:span text:style-name="T21">If </text:span><text:span text:style-name="T19">α</text:span><text:span text:style-name="T20"> &lt; 1</text:span><text:span text:style-name="T18">, we have a sort of “viscous” democracy </text:span><text:span text:style-name="T18">where delegation is not tota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11" draw:text-style-name="P11" draw:layer="layout" svg:width="18.208cm" svg:height="11.287cm" svg:x="4.906cm" svg:y="2.683cm">
          <draw:image xlink:href="Pictures/100000000000032D000001F80FDD22E071BE8561.png" xlink:type="simple" xlink:show="embed" xlink:actuate="onLoad" draw:mime-type="image/png">
            <text:p/>
          </draw:image>
        </draw:frame>
        <draw:frame presentation:style-name="pr13" draw:text-style-name="P7" draw:layer="layout" svg:width="27.991cm" svg:height="4.089cm" svg:x="0cm" svg:y="0.254cm" presentation:class="title" presentation:user-transformed="true">
          <draw:text-box>
            <text:p><text:span text:style-name="T22">PageRank as a form of liquid democracy</text:span></text:p>
          </draw:text-box>
        </draw:frame>
        <draw:frame draw:style-name="gr12" draw:text-style-name="P25" draw:layer="layout" svg:width="21.893cm" svg:height="0.645cm" svg:x="0.254cm" svg:y="14.916cm">
          <draw:text-box>
            <text:p text:style-name="P24"><text:span text:style-name="T23">Boldi, P., Bonchi, F., Castillo, C., &amp; Vigna, S. (2011). Viscous democracy for social networks. Communications of the ACM, 54(6), 129-137.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13" draw:text-style-name="P11" draw:layer="layout" svg:width="6.35cm" svg:height="15.742cm" svg:x="1.524cm" svg:y="0cm">
          <draw:image xlink:href="Pictures/1000000000000202000002CA438FA3D3A9D543E3.png" xlink:type="simple" xlink:show="embed" xlink:actuate="onLoad" draw:mime-type="image/png">
            <text:p/>
          </draw:image>
        </draw:frame>
        <draw:frame draw:style-name="gr14" draw:text-style-name="P11" draw:layer="layout" svg:width="6.248cm" svg:height="15.414cm" svg:x="20.051cm" svg:y="0.08cm">
          <draw:image xlink:href="Pictures/1000000000000202000002CA438FA3D3A9D543E3.png" xlink:type="simple" xlink:show="embed" xlink:actuate="onLoad" draw:mime-type="image/png">
            <text:p/>
          </draw:image>
        </draw:frame>
        <draw:frame draw:style-name="gr15" draw:text-style-name="P26" draw:layer="layout" svg:width="8.128cm" svg:height="7.112cm" svg:x="10.16cm" svg:y="6.604cm">
          <draw:text-box>
            <text:p text:style-name="P3"><text:span text:style-name="T24">These two graphs have different alpha (0.2 and 0.9)</text:span></text:p>
            <text:p text:style-name="P3"><text:span text:style-name="T24"/></text:p>
            <text:p text:style-name="P3"><text:span text:style-name="T24">Which one is which?</text:span></text:p>
          </draw:text-box>
        </draw:frame>
        <draw:custom-shape draw:style-name="gr16" draw:text-style-name="P17" draw:layer="layout" svg:width="9.906cm" svg:height="7.366cm" svg:x="9.39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draw:style-name="gr17" draw:text-style-name="P11" draw:layer="layout" svg:width="6.35cm" svg:height="15.742cm" svg:x="1.524cm" svg:y="0cm">
          <draw:image xlink:href="Pictures/1000000000000202000002CA438FA3D3A9D543E3.png" xlink:type="simple" xlink:show="embed" xlink:actuate="onLoad" draw:mime-type="image/png">
            <text:p/>
          </draw:image>
        </draw:frame>
        <draw:frame draw:style-name="gr18" draw:text-style-name="P11" draw:layer="layout" svg:width="6.248cm" svg:height="15.414cm" svg:x="20.051cm" svg:y="0.08cm">
          <draw:image xlink:href="Pictures/1000000000000202000002CA438FA3D3A9D543E3.png" xlink:type="simple" xlink:show="embed" xlink:actuate="onLoad" draw:mime-type="image/png">
            <text:p/>
          </draw:image>
        </draw:frame>
        <draw:frame draw:style-name="gr19" draw:text-style-name="P27" draw:layer="layout" svg:width="8.128cm" svg:height="7.112cm" svg:x="10.16cm" svg:y="6.604cm">
          <draw:text-box>
            <text:p text:style-name="P3"><text:span text:style-name="T24">These two graphs have different alpha (0.2 and 0.9)</text:span></text:p>
            <text:p text:style-name="P3"><text:span text:style-name="T24"/></text:p>
            <text:p text:style-name="P3"><text:span text:style-name="T24">Which one is which?</text:span></text:p>
          </draw:text-box>
        </draw:frame>
        <draw:g>
          <svg:title>TexMaths</svg:title>
          <svg:desc>28§display§\alpha = 0.2§svg§600§FALSE§</svg:desc>
          <draw:polygon draw:style-name="gr20" draw:text-style-name="P21" draw:layer="layout" svg:width="3.205cm" svg:height="0.634cm" svg:x="7.112cm" svg:y="14.752cm" svg:viewBox="0 0 3206 635" draw:points="1602,635 0,635 0,0 3206,0 3206,635">
            <text:p/>
          </draw:polygon>
          <draw:path draw:style-name="gr21" draw:text-style-name="P22" draw:layer="layout" svg:width="0.552cm" svg:height="0.447cm" svg:x="7.152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21" draw:text-style-name="P22" draw:layer="layout" svg:width="0.655cm" svg:height="0.232cm" svg:x="8.073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21" draw:text-style-name="P22" draw:layer="layout" svg:width="0.416cm" svg:height="0.677cm" svg:x="9.097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21" draw:text-style-name="P22" draw:layer="layout" svg:width="0.107cm" svg:height="0.106cm" svg:x="9.635cm" svg:y="15.282cm" svg:viewBox="0 0 108 107" svg:d="M108 54c0-29-25-54-54-54s-54 25-54 54 25 53 54 53 54-24 54-53z">
            <text:p/>
          </draw:path>
          <draw:path draw:style-name="gr21" draw:text-style-name="P22" draw:layer="layout" svg:width="0.393cm" svg:height="0.657cm" svg:x="9.872cm" svg:y="14.732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3 87-6 9-71 9-92 9z">
            <text:p/>
          </draw:path>
        </draw:g>
        <draw:g>
          <svg:title>TexMaths</svg:title>
          <svg:desc>28§display§\alpha = 0.9§svg§600§FALSE§</svg:desc>
          <draw:polygon draw:style-name="gr9" draw:text-style-name="P21" draw:layer="layout" svg:width="3.205cm" svg:height="0.634cm" svg:x="18.384cm" svg:y="14.752cm" svg:viewBox="0 0 3206 635" draw:points="1602,635 0,635 0,0 3206,0 3206,635">
            <text:p/>
          </draw:polygon>
          <draw:path draw:style-name="gr10" draw:text-style-name="P22" draw:layer="layout" svg:width="0.552cm" svg:height="0.447cm" svg:x="18.424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10" draw:text-style-name="P22" draw:layer="layout" svg:width="0.655cm" svg:height="0.232cm" svg:x="19.345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10" draw:text-style-name="P22" draw:layer="layout" svg:width="0.416cm" svg:height="0.677cm" svg:x="20.369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10" draw:text-style-name="P22" draw:layer="layout" svg:width="0.107cm" svg:height="0.106cm" svg:x="20.907cm" svg:y="15.282cm" svg:viewBox="0 0 108 107" svg:d="M108 54c0-29-25-54-54-54s-54 25-54 54 25 53 54 53 54-24 54-53z">
            <text:p/>
          </draw:path>
          <draw:path draw:style-name="gr10" draw:text-style-name="P22" draw:layer="layout" svg:width="0.409cm" svg:height="0.677cm" svg:x="21.137cm" svg:y="14.732cm" svg:viewBox="0 0 410 678" svg:d="M323 342v32c0 232-103 277-162 277-18 0-69-2-96-36 43 0 52-29 52-44 0-32-25-47-48-47-15 0-44 9-44 49 0 65 53 105 136 105 128 0 249-134 249-345 0-266-112-333-202-333-53 0-103 18-145 63-41 44-63 85-63 159 0 123 87 219 197 219 61 0 101-40 126-99zM199 418c-15 0-62 0-91-60-18-38-18-87-18-134 0-54 0-101 20-137 27-49 65-62 98-62 47 0 79 33 97 78 11 31 15 94 15 139 0 82-33 176-121 17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Personalized PageRank</text:p>
              </text:list-item>
              <text:list-item>
                <text:p>Liquid democracy example, will help you understand the role of the parameter alph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FreeSerif1" svg:font-family="FreeSerif" style:font-family-generic="roman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宋体" svg:font-family="宋体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10T17:08:21.973658296</dc:date>
    <meta:editing-duration>PT6H41M22S</meta:editing-duration>
    <meta:editing-cycles>66</meta:editing-cycles>
    <meta:generator>LibreOffice/7.3.6.2$Linux_X86_64 LibreOffice_project/30$Build-2</meta:generator>
    <dc:creator>Carlos Castillo</dc:creator>
    <meta:document-statistic meta:object-count="122"/>
  </office:meta>
</office:document-meta>
</file>

<file path=Object 1/content.xml><?xml version="1.0" encoding="utf-8"?>
<math xmlns="http://www.w3.org/1998/Math/MathML" display="block"/>
</file>